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734cm" fo:min-width="17.2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532cm" fo:min-width="16.998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532cm" fo:min-width="7.712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8cm" svg:height="2.084cm" svg:x="1.099cm" svg:y="11.816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8cm" svg:height="2.084cm" svg:x="1.099cm" svg:y="6.458cm">
          <text:p text:style-name="P1">RT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8.514cm" svg:height="2.084cm" svg:x="10.386cm" svg:y="3.78cm">
          <text:p text:style-name="P1">Dri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8.514cm" svg:height="2.084cm" svg:x="1.099cm" svg:y="3.78cm">
          <text:p text:style-name="P1">Middle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7.8cm" svg:height="2.084cm" svg:x="1.099cm" svg:y="1.1cm"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7.8cm" svg:height="2.084cm" svg:x="1.1cm" svg:y="9.137cm">
          <text:p text:style-name="P1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6T21:30:19.945201214</meta:creation-date>
    <dc:date>2016-01-06T21:35:06.168278923</dc:date>
    <meta:editing-duration>PT4M36S</meta:editing-duration>
    <meta:editing-cycles>16</meta:editing-cycles>
    <meta:generator>LibreOffice/5.0.4.2$Linux_X86_64 LibreOffice_project/00m0$Build-2</meta:generator>
    <meta:document-statistic meta:object-count="6"/>
  </office:meta>
</office:document-meta>
</file>